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196427" officeooo:paragraph-rsid="001dcb01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CCCCAGTGAAGCTCATGAGGGCAAATGAACCAAGTTTTGAACCAAGATGAGTTTTAAGATAAATGTAGTCATCAATAACCCTCTCATTAACTTCCAAATACTCCATTACAGCCACTTCAAAACTTAGAACCATCGAATCCTGGCTTGCATCAAAAGCCTCATAGTCAGACTCAGTACATTCACCAGTAAAACCCTGCTTAAGCACCCAATTATTCAAATCATCAATATTTTTTCCTGAGTGTATGTAATAATTTTTTGGAAGTACTTCATTTAGTTTTTTTCTCTATGTACCGCATTGTTGGGGCAAATCTACATAGGACAGCGTGGTGAAAACACGCAAACGTTTGCCCCGCCTTAG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5:55:08.403097606</meta:creation-date>
    <dc:date>2019-03-29T15:55:30.675277340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360" meta:non-whitespace-character-count="360"/>
    <meta:generator>LibreOffice/6.1.4.2$Linux_X86_64 LibreOffice_project/10$Build-2</meta:generator>
  </office:meta>
</office:document-meta>
</file>